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ahnschrift SemiBold" fo:font-size="22pt" fo:font-weight="normal" officeooo:rsid="000ac63c" officeooo:paragraph-rsid="000ac63c" style:font-size-asian="19.25pt" style:font-weight-asian="normal" style:font-size-complex="2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Bahnschrift SemiBold" fo:font-size="12pt" fo:font-weight="normal" officeooo:rsid="000ac63c" officeooo:paragraph-rsid="000ac63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Bahnschrift SemiBold" fo:font-size="12pt" fo:font-weight="normal" officeooo:rsid="000ac63c" officeooo:paragraph-rsid="000ac63c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Bahnschrift SemiBold" fo:font-size="12pt" fo:font-weight="normal" officeooo:rsid="000ac63c" officeooo:paragraph-rsid="000ac63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Bahnschrift SemiBold" fo:font-size="12pt" fo:font-weight="normal" officeooo:rsid="000df26a" officeooo:paragraph-rsid="000df26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Bahnschrift SemiBold" fo:font-size="12pt" fo:font-weight="normal" officeooo:rsid="000e6f1f" officeooo:paragraph-rsid="000e6f1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Bahnschrift SemiBold" fo:font-size="12pt" fo:font-weight="normal" officeooo:rsid="00112621" officeooo:paragraph-rsid="000e6f1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Bahnschrift SemiBold" fo:font-size="12pt" fo:font-weight="normal" officeooo:rsid="000df26a" officeooo:paragraph-rsid="000df26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Bahnschrift SemiBold" fo:font-size="12pt" fo:font-weight="normal" officeooo:rsid="00128383" officeooo:paragraph-rsid="0012838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Bahnschrift SemiBold" fo:font-size="18pt" fo:font-weight="normal" officeooo:rsid="000df26a" officeooo:paragraph-rsid="000ac63c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Bahnschrift SemiBold" fo:font-size="18pt" fo:font-weight="normal" officeooo:rsid="00128383" officeooo:paragraph-rsid="00128383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0ac63c"/>
    </style:style>
    <style:style style:name="P13" style:family="paragraph" style:parent-style-name="Standard">
      <style:paragraph-properties fo:text-align="start" style:justify-single-word="false"/>
      <style:text-properties officeooo:paragraph-rsid="000df26a"/>
    </style:style>
    <style:style style:name="T1" style:family="text">
      <style:text-properties style:font-name="Bahnschrift SemiBold" fo:font-size="12pt" fo:font-weight="normal" officeooo:rsid="000ac63c" style:font-size-asian="12pt" style:font-weight-asian="normal" style:font-size-complex="12pt" style:font-weight-complex="normal"/>
    </style:style>
    <style:style style:name="T2" style:family="text">
      <style:text-properties style:font-name="Bahnschrift SemiBold" fo:font-size="12pt" fo:font-weight="normal" officeooo:rsid="000df26a" style:font-size-asian="12pt" style:font-weight-asian="normal" style:font-size-complex="12pt" style:font-weight-complex="normal"/>
    </style:style>
    <style:style style:name="T3" style:family="text">
      <style:text-properties style:font-name="Bahnschrift SemiBold" fo:font-size="12pt" fo:font-weight="normal" officeooo:rsid="000ec6c1" style:font-size-asian="12pt" style:font-weight-asian="normal" style:font-size-complex="12pt" style:font-weight-complex="normal"/>
    </style:style>
    <style:style style:name="T4" style:family="text">
      <style:text-properties style:font-name="Bahnschrift SemiBold" fo:font-size="12pt" fo:font-weight="normal" officeooo:rsid="000f3b60" style:font-size-asian="12pt" style:font-weight-asian="normal" style:font-size-complex="12pt" style:font-weight-complex="normal"/>
    </style:style>
    <style:style style:name="T5" style:family="text">
      <style:text-properties style:font-name="Bahnschrift SemiBold" fo:font-size="12pt" fo:font-weight="normal" officeooo:rsid="00112621" style:font-size-asian="12pt" style:font-weight-asian="normal" style:font-size-complex="12pt" style:font-weight-complex="normal"/>
    </style:style>
    <style:style style:name="T6" style:family="text">
      <style:text-properties officeooo:rsid="00128383"/>
    </style:style>
    <style:style style:name="T7" style:family="text">
      <style:text-properties officeooo:rsid="0012ae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 2020</text:p>
      <text:p text:style-name="P1">Informatyzacja karty obiegowej firmy Gedia</text:p>
      <text:p text:style-name="P2"/>
      <text:p text:style-name="P2"/>
      <text:p text:style-name="P3"/>
      <text:p text:style-name="P12"><text:span text:style-name="T1">Założenie projektu: Analiza oraz zinformatyzowanie karty obiegowej firmy Gedia<text:line-break/>Czas realizacji: 16.11.2020. - </text:span><text:span text:style-name="T2">24</text:span><text:span text:style-name="T1">.11.2020.</text:span></text:p>
      <text:p text:style-name="P3">Wykonawcy: Jakub Ostrowski, Szymon Czaykowski, CKZiU „Elektryk”, klasa 4C1TZ</text:p>
      <text:p text:style-name="P5">Użyte programy:</text:p>
      <text:p text:style-name="P5">- przeglądarki (Google Chrome, Safari, Chromium)</text:p>
      <text:p text:style-name="P5">- edytory tekstu (Notepad++, Atom)</text:p>
      <text:p text:style-name="P5">- pakiet serwera (XAMPP)</text:p>
      <text:p text:style-name="P13"><text:span text:style-name="T2">- </text:span><text:span text:style-name="T3">edytory grafiki (</text:span><text:span text:style-name="T4">GIMP</text:span><text:span text:style-name="T3">)</text:span></text:p>
      <text:p text:style-name="P13"><text:span text:style-name="T3">- </text:span><text:span text:style-name="T5">komunikacja (Discord)</text:span></text:p>
      <text:p text:style-name="P13"><text:span text:style-name="T5">- organizacja pracy (GitHub Desktop)</text:span></text:p>
      <text:p text:style-name="P5"/>
      <text:p text:style-name="P6">Użyte technologie <text:span text:style-name="T6">webowe</text:span>, języki:</text:p>
      <text:p text:style-name="P6">- HTML</text:p>
      <text:p text:style-name="P6">- PHP</text:p>
      <text:p text:style-name="P6">- SQL</text:p>
      <text:p text:style-name="P6">- JavaScript</text:p>
      <text:p text:style-name="P7"/>
      <text:p text:style-name="P11">Opis witryny</text:p>
      <text:p text:style-name="P9"/>
      <text:p text:style-name="P9">Nasza propozycja brzmi następująco: umieścić dokument na stronie internetowej z mechanizmem logowania i rejestracji, <text:span text:style-name="T7">gdzie każdy pracownik będzie mogł się zarejestrować i jednocześnie założyć swoją elektroniczną kartę obiegową. Podobnie </text:span></text:p>
      <text:p text:style-name="P6"/>
      <text:p text:style-name="P6"/>
      <text:p text:style-name="P10"/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7T17:54:50.754000000</meta:creation-date>
    <dc:date>2020-11-24T11:01:35.639000000</dc:date>
    <meta:editing-duration>PT30M23S</meta:editing-duration>
    <meta:editing-cycles>10</meta:editing-cycles>
    <meta:generator>LibreOffice/7.0.2.2$Windows_X86_64 LibreOffice_project/8349ace3c3162073abd90d81fd06dcfb6b36b994</meta:generator>
    <meta:document-statistic meta:table-count="0" meta:image-count="0" meta:object-count="0" meta:page-count="1" meta:paragraph-count="18" meta:word-count="102" meta:character-count="765" meta:non-whitespace-character-count="680"/>
  </office:meta>
</office:document-meta>
</file>